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93e01"/>
    </style:style>
    <style:style style:name="P2" style:family="paragraph" style:parent-style-name="Standard">
      <style:text-properties officeooo:rsid="00193e01" officeooo:paragraph-rsid="00193e01"/>
    </style:style>
    <style:style style:name="P3" style:family="paragraph" style:parent-style-name="Standard">
      <style:text-properties fo:font-weight="bold" officeooo:rsid="00193e01" officeooo:paragraph-rsid="00193e01" style:font-weight-asian="bold" style:font-weight-complex="bold"/>
    </style:style>
    <style:style style:name="P4" style:family="paragraph" style:parent-style-name="Standard">
      <style:paragraph-properties fo:padding="0.074cm" fo:border-left="none" fo:border-right="none" fo:border-top="none" fo:border-bottom="0.99pt solid #000000" style:join-border="false"/>
    </style:style>
    <style:style style:name="P5" style:family="paragraph" style:parent-style-name="Standard">
      <style:paragraph-properties fo:margin-top="0cm" fo:margin-bottom="0cm" loext:contextual-spacing="false" fo:line-height="200%" fo:text-align="justify" style:justify-single-word="false"/>
      <style:text-properties officeooo:rsid="001a89c4" officeooo:paragraph-rsid="001a89c4"/>
    </style:style>
    <style:style style:name="P6" style:family="paragraph" style:parent-style-name="Standard">
      <style:paragraph-properties fo:margin-top="0cm" fo:margin-bottom="0cm" loext:contextual-spacing="false" fo:line-height="200%" fo:text-align="justify" style:justify-single-word="false"/>
      <style:text-properties officeooo:rsid="001b12f9" officeooo:paragraph-rsid="001b12f9"/>
    </style:style>
    <style:style style:name="P7" style:family="paragraph" style:parent-style-name="Standard">
      <style:paragraph-properties fo:margin-top="0cm" fo:margin-bottom="0cm" loext:contextual-spacing="false" fo:line-height="200%" fo:text-align="justify" style:justify-single-word="false"/>
      <style:text-properties officeooo:rsid="001cdcc9" officeooo:paragraph-rsid="001cdcc9"/>
    </style:style>
    <style:style style:name="P8" style:family="paragraph" style:parent-style-name="Standard">
      <style:paragraph-properties fo:margin-top="0cm" fo:margin-bottom="0cm" loext:contextual-spacing="false" fo:line-height="200%" fo:text-align="justify" style:justify-single-word="false"/>
      <style:text-properties officeooo:rsid="001cf574" officeooo:paragraph-rsid="001cf574"/>
    </style:style>
    <style:style style:name="P9" style:family="paragraph" style:parent-style-name="Standard">
      <style:paragraph-properties fo:margin-top="0cm" fo:margin-bottom="0cm" loext:contextual-spacing="false" fo:line-height="200%" fo:text-align="justify" style:justify-single-word="false"/>
      <style:text-properties officeooo:rsid="001d9c1e" officeooo:paragraph-rsid="001e7693"/>
    </style:style>
    <style:style style:name="P10" style:family="paragraph" style:parent-style-name="Standard">
      <style:paragraph-properties fo:margin-top="0cm" fo:margin-bottom="0cm" loext:contextual-spacing="false" fo:line-height="200%" fo:text-align="justify" style:justify-single-word="false"/>
      <style:text-properties officeooo:rsid="001f37c3" officeooo:paragraph-rsid="001f37c3"/>
    </style:style>
    <style:style style:name="P11" style:family="paragraph" style:parent-style-name="Standard">
      <style:paragraph-properties fo:margin-top="0cm" fo:margin-bottom="0cm" loext:contextual-spacing="false" fo:line-height="200%" fo:text-align="justify" style:justify-single-word="false" fo:break-before="page"/>
      <style:text-properties officeooo:rsid="001b12f9" officeooo:paragraph-rsid="001b12f9"/>
    </style:style>
    <style:style style:name="P12" style:family="paragraph" style:parent-style-name="Standard">
      <style:paragraph-properties fo:margin-top="0cm" fo:margin-bottom="0cm" loext:contextual-spacing="false" fo:line-height="200%" fo:text-align="justify" style:justify-single-word="false" fo:break-before="page"/>
      <style:text-properties officeooo:rsid="001d9c1e" officeooo:paragraph-rsid="001e7693"/>
    </style:style>
    <style:style style:name="P13" style:family="paragraph" style:parent-style-name="Header">
      <style:text-properties officeooo:rsid="00193e01" officeooo:paragraph-rsid="00193e01"/>
    </style:style>
    <style:style style:name="T1" style:family="text">
      <style:text-properties fo:font-size="24pt" style:text-underline-style="solid" style:text-underline-width="auto" style:text-underline-color="font-color" fo:font-weight="bold" officeooo:rsid="00193e01" style:font-size-asian="24pt" style:font-weight-asian="bold" style:font-size-complex="24pt" style:font-weight-complex="bold"/>
    </style:style>
    <style:style style:name="T2" style:family="text">
      <style:text-properties style:text-position="sub 58%"/>
    </style:style>
    <style:style style:name="T3" style:family="text">
      <style:text-properties style:text-position="super 58%"/>
    </style:style>
    <style:style style:name="T4" style:family="text">
      <style:text-properties officeooo:rsid="001b12f9"/>
    </style:style>
    <style:style style:name="T5" style:family="text">
      <style:text-properties officeooo:rsid="001cdcc9"/>
    </style:style>
    <style:style style:name="T6" style:family="text">
      <style:text-properties officeooo:rsid="001cf574"/>
    </style:style>
    <style:style style:name="T7" style:family="text">
      <style:text-properties fo:font-style="italic" style:font-style-asian="italic" style:font-style-complex="italic"/>
    </style:style>
    <style:style style:name="T8" style:family="text">
      <style:text-properties officeooo:rsid="001d9c1e"/>
    </style:style>
    <style:style style:name="T9" style:family="text">
      <style:text-properties officeooo:rsid="001e76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ST de philosophie</text:span></text:p>
      <text:p text:style-name="P4"/>
      <text:p text:style-name="Standard"/>
      <text:p text:style-name="Standard"/>
      <text:p text:style-name="Standard"/>
      <text:p text:style-name="Standard"/>
      <text:p text:style-name="P4"/>
      <text:p text:style-name="Standard"/>
      <text:p text:style-name="P3">Sujet 1</text:p>
      <text:p text:style-name="P2"/>
      <text:p text:style-name="P2"/>
      <text:p text:style-name="P5"><text:tab/>Nous allons nous interroger sur le mal. Plus précisément, on va se demander s’il est possible de vouloir le mal. Le mal, c’est l’opposé du bien. Donc vouloir le mal, c’est vouloir l’absence de bien. </text:p>
      <text:p text:style-name="P5">Comme il y a depuis la nuit des temps des gens qui font délibérément le mal, on a tendance à croire que ceux-là veulent le mal. Mais quand on réfléchit aux conséquences du mal, on se dit qu’il est impossible de vouloir le <text:span text:style-name="T4">mal</text:span>.</text:p>
      <text:p text:style-name="P5">S’il <text:span text:style-name="T4">est</text:span> possible de vouloir le mal, alors <text:span text:style-name="T4">ceux qui veulent le mal veulent potentiellement leur propre malheur. En revanche, si ce n’est pas possible, alors ceux qui font le mal agissent contre leur gré.</text:span></text:p>
      <text:p text:style-name="P7">Vouloir le mal peut dans un premier temps sembler impossible, et même absurde. Mais pourtant, on verra que, d’une manière subtile, ce n’est pas si impossible que ça.</text:p>
      <text:p text:style-name="P6"/>
      <text:p text:style-name="P6"/>
      <text:p text:style-name="P11"><text:tab/>Pour commencer, on sait que le mal est l’ennemi du bien. Ce qui veut dire que celui qui veut le mal <text:span text:style-name="T6">serait satisfait par</text:span> l’<text:span text:style-name="T6">absence de</text:span> bien. Quand quelqu’un a ce qu’il veut, alors il est heureux. Donc celui qui veut le mal sera heureux quand il l’aura obtenu. Mais ceux quand quelqu’un est heureux, il se sent bien. Et on a dit que celui qui veut le mal ne veut pas le bien. Il ne peut donc pas vouloir être heureux. <text:span text:style-name="T5">Logiquement, il voudrait donc être malheureux. Mais alors il ferait face à un dilemme : S’il obtient ce qu’il veut, donc le mal, il sera heureux de l’avoir obtenu. Et comme il est heureux, il y a du bien. Donc son bonheur disparaît. Mais comme ce bonheur a disparu, il n’y a plus de bien. Et le problème se répète incessamment. Bref... Celui qui veut le mal ne pourra jamais être satisfait.</text:span></text:p>
      <text:p text:style-name="P8">Mais là n’était que la théorie. Maintenant, demandons nous : Qui pourrait vouloir son propre malheur, et dans quel intérêt ? Au premier regard, on aurait tendance à penser aux masochistes. Sauf que non : Un masochiste ne veut pas le mal, mais il veut <text:span text:style-name="T7">se faire</text:span> du mal, et ce parce qu’il tire du plaisir dans sa souffrance. Et qui dit plaisir dit bonheur. On pourrait aussi penser aux sadiques, mais ceux-là tirent du plaisir dans la souffrance des autres et non la leur. Dans les deux cas, il s’agit de rechercher le bonheur dans le souffrance, et non de rechercher le malheur.</text:p>
      <text:p text:style-name="P8">D’après le philosophe Platon, celui qui fait le mal finit par être malheureux, et comme il est impensable que quelqu’un veuille être malheureux, personne ne peut vouloir faire le mal.</text:p>
      <text:p text:style-name="P8"/>
      <text:p text:style-name="P8">Avec ces arguments, on penserait qu’il est impossible de vouloir <text:span text:style-name="T8">le mal. Cependant, ces arguments ne tournent autour que d’une seule supposition : Que ceux qui veulent le mal veulent le mal absolu. Or, le bien absolu n’existe pas, et de même pour le mal absolu. Il va donc falloir se réinterroger sur la question.</text:span></text:p>
      <text:p text:style-name="P8"/>
      <text:p text:style-name="P12"><text:tab/>Peu importe si on veut le bien ou le mal, une chose est sûr : il y aura toujours des gens qui feront le mal. Mais ils ne le font pas tous pour la même raison. Il y a en fait une infinité de raisons de faire le mal. On peut toutefois <text:span text:style-name="T9">remarquer deux grands cas de figures</text:span> : Soit celui qui fait le mal ne sait pas que c’est mal, ce qu’il veut dire qu’il ne veut pas le mal, <text:span text:style-name="T9">s</text:span>oit <text:span text:style-name="T9">il est conscient que ce qu’il fait est mal. Mais pourquoi faire quelque chose si on sait que c’est mal ? Là aussi, il y a deux cas de figures : Il se peut qu’il agisse par contrainte, c’est à dire qu’il ne veut pas le faire mais que quelqu’un ou quelque chose l’y oblige, donc il ne veut pas le mal. </text:span></text:p>
      <text:p text:style-name="P9"><text:span text:style-name="T9">Mais il se peut aussi qu’il agisse de son propre chef, et dans ce cas, il le fait par intérêt. Prenons par exemple le cas d’un homme malade : Pour se soigner, il faut qu’il prenne un médicament. Seulement, il n’aime pas le prendre, car il le trouve désagréable. Et pourtant, il décide de s’infliger du mal en prenant ce médicament, parce qu’il sait que ce mal ne dure qu’un instant, tandis qu’il se sentira bien dans les prochaines minutes. On peut aussi prendre le cas où quelqu’un veut quelque chose qui impliquera le malheur de quelqu’un d’autre.</text:span></text:p>
      <text:p text:style-name="P10">Dans les deux exemples, il s’agit de vouloir un mal impliquant un bien, ou un bien impliquant un m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3e01" officeooo:paragraph-rsid="00193e01"/>
    </style:style>
    <style:style style:name="MT1" style:family="text">
      <style:text-properties style:text-position="super 58%"/>
    </style:style>
    <style:style style:name="MT2" style:family="text">
      <style:text-properties style:text-position="sub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GARNIER<text:tab/><text:tab/>Vendredi 9 Novembre 2018</text:p>
        <text:p text:style-name="MP1">Thomas</text:p>
        <text:p text:style-name="MP1">TS3</text:p>
      </style:header>
      <style:footer>
        <text:p text:style-name="Footer"><text:tab/><text:span text:style-name="MT1"><text:page-number text:select-page="current">2</text:page-number></text:span>/<text:span text:style-name="MT2"><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9:19:29.790000000</meta:creation-date>
    <dc:date>2018-11-09T11:53:38.484000000</dc:date>
    <meta:editing-duration>PT4M9S</meta:editing-duration>
    <meta:editing-cycles>1</meta:editing-cycles>
    <meta:document-statistic meta:table-count="0" meta:image-count="0" meta:object-count="0" meta:page-count="3" meta:paragraph-count="17" meta:word-count="759" meta:character-count="4071" meta:non-whitespace-character-count="3322"/>
    <meta:generator>LibreOffice/5.1.6.2$Windows_x86 LibreOffice_project/07ac168c60a517dba0f0d7bc7540f5afa45f0909</meta:generator>
  </office:meta>
</office:document-meta>
</file>